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>
        <style:tab-stops>
          <style:tab-stop style:type="center" style:position="3.3465in"/>
          <style:tab-stop style:type="left" style:position="4.2729in"/>
        </style:tab-stops>
      </style:paragraph-properties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P7" style:parent-style-name="Standard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list-style-name="LFO2" style:family="paragraph"/>
  </office:automatic-styles>
  <office:body>
    <office:text text:use-soft-page-breaks="true">
      <text:p text:style-name="P1"/>
      <text:p text:style-name="Standard"/>
      <text:p text:style-name="P2"><text:tab/></text:p>
      <text:p text:style-name="Standard"/>
      <text:list text:style-name="LFO1" text:continue-numbering="true">
        <text:list-item>
          <text:p text:style-name="P3">Use any Kind of database for this task. We attached excel file where you can find DB Structure.</text:p>
        </text:list-item>
        <text:list-item>
          <text:p text:style-name="P4">Here, you have to import DB data vie excel sheet using<text:s/><text:span text:style-name="T5">Python Script</text:span>. Ex:<text:s/>we have major 3 modules (subject, student, report) so you have to create 3 excel file or you can create 1 excel file with 3 different sheets (subject, student, report) And Import data same like we have given example in attached file.<text:tab/></text:p>
        </text:list-item>
        <text:list-item>
          <text:p text:style-name="P6">Student Email/mobile<text:s/>should be unique into database.</text:p>
        </text:list-item>
        <text:list-item>
          <text:p text:style-name="P7">After inserting all data then you have to create<text:s/><text:span text:style-name="T8">python script</text:span><text:s/>for student Report. Report will be generating on Excel Sheet. Report should be same like we provided in excel sheet.</text:p>
        </text:list-item>
      </text:list>
      <text:p text:style-name="Standard"><text:tab/></text:p>
      <text:p text:style-name="Standard"><text:tab/><text:span text:style-name="T9">Note:<text:s/></text:span></text:p>
      <text:p text:style-name="Standard"/>
      <text:list text:style-name="LFO2" text:continue-numbering="true">
        <text:list-item>
          <text:p text:style-name="P10">Ex: suppose we have 3 subject into a database, all three 3 subject (with mark) should be display on report. Not matter subject assign with student or not, if any subject not assign with student then for that subject mark as ‘--’ in report <text:s/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shant Ghotkar</dc:creator>
    <meta:creation-date>2021-07-29T07:49:00Z</meta:creation-date>
    <dc:date>2022-03-14T10:29:00Z</dc:date>
    <meta:template xlink:href="Normal" xlink:type="simple"/>
    <meta:editing-cycles>9</meta:editing-cycles>
    <meta:editing-duration>PT8820S</meta:editing-duration>
    <meta:document-statistic meta:page-count="1" meta:paragraph-count="1" meta:word-count="133" meta:character-count="896" meta:row-count="6" meta:non-whitespace-character-count="764"/>
  </office:meta>
</office:document-meta>
</file>